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R_3d_1.5_20_I_3d_1_20_Just.">
      <style:paragraph-properties fo:margin-left="0cm" fo:margin-right="0cm" fo:margin-top="0cm" fo:margin-bottom="0cm" style:contextual-spacing="false" fo:line-height="100%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style:font-size-asian="10.5pt" style:font-size-complex="10.5pt"/>
    </style:style>
    <style:style style:name="P4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ahoma1" fo:font-size="10.5pt" fo:background-color="transparent" style:font-size-asian="10.5pt" style:font-size-complex="10.5pt"/>
    </style:style>
    <style:style style:name="P8" style:family="paragraph" style:parent-style-name="Standard">
      <style:text-properties style:font-name="Tahoma1" fo:font-size="10.5pt" style:font-size-asian="10.5pt" style:font-size-complex="10.5pt"/>
    </style:style>
    <style:style style:name="P9" style:family="paragraph" style:parent-style-name="Standard">
      <style:paragraph-properties fo:text-align="end" style:justify-single-word="false"/>
      <style:text-properties style:font-name="Tahoma1" fo:font-size="10.5pt" style:font-size-asian="10.5pt" style:font-size-complex="10.5pt"/>
    </style:style>
    <style:style style:name="P10" style:family="paragraph" style:parent-style-name="Standard">
      <style:paragraph-properties fo:text-align="end" style:justify-single-word="false"/>
      <style:text-properties style:font-name="Tahoma1" fo:font-size="10.5pt" fo:background-color="transparen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ahoma1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 style:master-page-name="Standard">
      <style:paragraph-properties fo:text-align="end" style:justify-single-word="false" style:page-number="auto" fo:break-before="page"/>
      <style:text-properties style:font-name="Tahoma1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222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service WD" text:name="service_emet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libellé" text:name="objet_projet"/>
        <text:user-field-decl office:value-type="string" office:string-value="titre" text:name="titre_rapporteur"/>
        <text:user-field-decl office:value-type="string" office:string-value="texte de délibération" text:name="texte_deliberation"/>
        <text:user-field-decl office:value-type="string" office:string-value="M" text:name="salutation_rapporteur"/>
        <text:user-field-decl office:value-type="string" office:string-value="texte de projet" text:name="texte_projet"/>
        <text:user-field-decl office:value-type="string" office:string-value="type" text:name="type_seance"/>
        <text:user-field-decl office:value-type="string" office:string-value="type" text:name="type_seances"/>
        <text:user-field-decl office:value-type="float" office:value="0" text:name="date_seances"/>
        <text:user-field-decl office:value-type="string" office:string-value="nb" text:name="nombre_annexe"/>
        <text:user-field-decl office:value-type="string" office:string-value="titre" text:name="titre_annexe"/>
        <text:user-field-decl office:value-type="string" office:string-value="fichier" text:name="fichier"/>
        <text:user-field-decl office:value-type="string" office:string-value="2e rapp" text:name="rapp"/>
        <text:user-field-decl office:value-type="string" office:string-value="quartier" text:name="quartier"/>
        <text:user-field-decl office:value-type="string" office:string-value="acte" text:name="prendActe"/>
        <text:user-field-decl office:value-type="string" office:string-value="avis" text:name="avis"/>
        <text:user-field-decl office:value-type="string" office:string-value="commentaire" text:name="commentaire"/>
        <text:user-field-decl office:value-type="string" office:string-value="service" text:name="service_avec_hierarchie"/>
        <text:user-field-decl office:value-type="string" office:string-value="état" text:name="etat_projet"/>
        <text:user-field-decl office:value-type="string" office:string-value="statut" text:name="statut_projet"/>
        <text:user-field-decl office:value-type="string" office:string-value="pos" text:name="position_projet"/>
      </text:user-field-decls>
      <text:p text:style-name="P12">Pessac, le <text:date style:data-style-name="N76" text:date-value="2013-09-03T19:46:59.62">3 septembre 2013</text:date></text:p>
      <text:section text:style-name="Sect1" text:name="Seances">
        <text:p text:style-name="P9"><text:user-field-get text:name="type_seances">type</text:user-field-get> du <text:user-field-get style:data-style-name="N76" text:name="date_seances">30 décembre 1899</text:user-field-get></text:p>
      </text:section>
      <text:p text:style-name="P10"/>
      <text:p text:style-name="P7"/>
      <text:p text:style-name="P8"/>
      <text:p text:style-name="P11">PROJET DE DELIBERATION <text:span text:style-name="T2">n°</text:span><text:span text:style-name="T2"><text:user-field-get text:name="position_projet">pos</text:user-field-get></text:span></text:p>
      <text:p text:style-name="P5"/>
      <text:p text:style-name="P5">Service : <text:user-field-get text:name="service_emetteur">service WD</text:user-field-get></text:p>
      <text:p text:style-name="P5">Rapporteur : <text:user-field-get text:name="prenom_rapporteur">prénom</text:user-field-get> <text:user-field-get text:name="nom_rapporteur">nom</text:user-field-get> - <text:user-field-get text:name="rapp">2e rapp</text:user-field-get></text:p>
      <text:p text:style-name="P5">Quartier : <text:user-field-get text:name="quartier">quartier</text:user-field-get></text:p>
      <text:p text:style-name="P5"/>
      <text:p text:style-name="P5">Prend acte : <text:conditional-text text:condition="ooow:prendActe==&quot;1&quot;" text:string-value-if-true="OUI" text:string-value-if-false="NON" text:current-value="true">NON</text:conditional-text></text:p>
      <text:p text:style-name="P5"/>
      <text:p text:style-name="P5"/>
      <text:p text:style-name="P6"><text:span text:style-name="T1">Libellé :</text:span> <text:span text:style-name="T1"><text:user-field-get text:name="objet_projet">libellé</text:user-field-get></text:span></text:p>
      <text:p text:style-name="Standard"/>
      <text:p text:style-name="P2"/>
      <text:p text:style-name="Standard"><text:user-field-get text:name="texte_projet">texte de projet</text:user-field-get></text:p>
      <text:p text:style-name="Standard"/>
      <text:p text:style-name="Standard"><text:user-field-get text:name="texte_deliberation">texte de délibération</text:user-field-get></text:p>
      <text:p text:style-name="P3"/>
      <text:p text:style-name="P4"/>
      <text:p text:style-name="P1">Section pour les avis :</text:p>
      <text:section text:style-name="Sect1" text:name="AvisProjet">
        <text:p text:style-name="P1"><text:user-field-get text:name="avis">avis</text:user-field-get></text:p>
        <text:p text:style-name="P1"><text:user-field-get text:name="commentaire">commentaire</text:user-field-get></text:p>
      </text:section>
      <text:p text:style-name="P1"/>
      <text:p text:style-name="P1"/>
      <text:p text:style-name="Standard">Annexes : <text:user-field-get text:name="nombre_annexe">nb</text:user-field-get></text:p>
      <text:p text:style-name="P1"/>
      <text:section text:style-name="Sect1" text:name="Annexes">
        <text:p text:style-name="Standard">Titre de l'annexe : <text:user-field-get text:name="titre_annexe">titre</text:user-field-get></text:p>
        <text:p text:style-name="Standard"/>
        <text:p text:style-name="Standard"><text:user-field-get text:name="fichier">fichier</text:user-field-get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style:contextual-spacing="false" fo:orphans="2" fo:widows="2" fo:text-indent="1cm" style:auto-text-indent="false" style:writing-mode="lr-tb"/>
      <style:text-properties style:use-window-font-color="true" style:font-name="Tahoma" fo:font-size="10.5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R_3d_1.5_20_I_3d_0_20_Just." style:display-name="R=1.5 I=0 Just." style:family="paragraph">
      <style:paragraph-properties fo:margin-left="1.501cm" fo:margin-right="1.501cm" fo:margin-top="0cm" fo:margin-bottom="0.423cm" style:contextual-spacing="false" fo:line-height="0.423cm" fo:text-align="justify" style:justify-single-word="false" fo:orphans="2" fo:widows="2" fo:text-indent="0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R_3d_1.5_20_I_3d_1_20_Just." style:display-name="R=1.5 I=1 Just." style:family="paragraph">
      <style:paragraph-properties fo:margin-left="1.501cm" fo:margin-right="1.501cm" fo:margin-top="0cm" fo:margin-bottom="0.423cm" style:contextual-spacing="false" fo:line-height="0.423cm" fo:text-align="justify" style:justify-single-word="false" fo:orphans="2" fo:widows="2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Entête_20_Mairie" style:display-name="Entête Mairie" style:family="paragraph">
      <style:paragraph-properties fo:margin-left="0.501cm" fo:margin-right="0cm" fo:margin-top="0cm" fo:margin-bottom="0cm" style:contextual-spacing="false" fo:line-height="0.423cm" fo:orphans="2" fo:widows="2" fo:text-indent="0cm" style:auto-text-indent="false">
        <style:tab-stops>
          <style:tab-stop style:position="7.881cm"/>
        </style:tab-stops>
      </style:paragraph-properties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visCommissions" style:family="paragraph" style:parent-style-name="Standard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1z0" style:family="text">
      <style:text-properties fo:color="#000000" style:font-name="Wingdings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7z0" style:family="text">
      <style:text-properties style:font-name="Calibri" style:font-name-asian="Calibri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z0" style:family="text">
      <style:text-properties style:font-name="Wingdings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6" text:consecutive-numbering="true">
      <text:list-level-style-bullet text:level="1" text:style-name="WW8Num16z0" text:bullet-char="">
        <style:list-level-properties/>
        <style:text-properties style:font-name="Wingdings"/>
      </text:list-level-style-bullet>
      <text:list-level-style-bullet text:level="2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/>
        <style:text-properties style:font-name="Wingdings"/>
      </text:list-level-style-bullet>
      <text:list-level-style-bullet text:level="4" text:style-name="WW8Num16z3" text:bullet-char="">
        <style:list-level-properties/>
        <style:text-properties style:font-name="Symbol"/>
      </text:list-level-style-bullet>
      <text:list-level-style-bullet text:level="5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/>
        <style:text-properties style:font-name="Wingdings"/>
      </text:list-level-style-bullet>
      <text:list-level-style-bullet text:level="7" text:style-name="WW8Num16z3" text:bullet-char="">
        <style:list-level-properties/>
        <style:text-properties style:font-name="Symbol"/>
      </text:list-level-style-bullet>
      <text:list-level-style-bullet text:level="8" text:style-name="WW8Num16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text:bullet-char="">
        <style:list-level-properties/>
        <style:text-properties style:font-name="Wingdings"/>
      </text:list-level-style-bullet>
      <text:list-level-style-bullet text:level="2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/>
        <style:text-properties style:font-name="Wingdings"/>
      </text:list-level-style-bullet>
      <text:list-level-style-bullet text:level="4" text:style-name="WW8Num19z3" text:bullet-char="">
        <style:list-level-properties/>
        <style:text-properties style:font-name="Symbol"/>
      </text:list-level-style-bullet>
      <text:list-level-style-bullet text:level="5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/>
        <style:text-properties style:font-name="Wingdings"/>
      </text:list-level-style-bullet>
      <text:list-level-style-bullet text:level="7" text:style-name="WW8Num19z3" text:bullet-char="">
        <style:list-level-properties/>
        <style:text-properties style:font-name="Symbol"/>
      </text:list-level-style-bullet>
      <text:list-level-style-bullet text:level="8" text:style-name="WW8Num19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text:bullet-char="">
        <style:list-level-properties/>
        <style:text-properties style:font-name="Wingdings"/>
      </text:list-level-style-bullet>
      <text:list-level-style-bullet text:level="2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0" text:bullet-char="">
        <style:list-level-properties/>
        <style:text-properties style:font-name="Wingdings"/>
      </text:list-level-style-bullet>
      <text:list-level-style-bullet text:level="4" text:style-name="WW8Num28z3" text:bullet-char="">
        <style:list-level-properties/>
        <style:text-properties style:font-name="Symbol"/>
      </text:list-level-style-bullet>
      <text:list-level-style-bullet text:level="5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0" text:bullet-char="">
        <style:list-level-properties/>
        <style:text-properties style:font-name="Wingdings"/>
      </text:list-level-style-bullet>
      <text:list-level-style-bullet text:level="7" text:style-name="WW8Num28z3" text:bullet-char="">
        <style:list-level-properties/>
        <style:text-properties style:font-name="Symbol"/>
      </text:list-level-style-bullet>
      <text:list-level-style-bullet text:level="8" text:style-name="WW8Num28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text:bullet-char="">
        <style:list-level-properties/>
        <style:text-properties style:font-name="Wingdings"/>
      </text:list-level-style-bullet>
      <text:list-level-style-bullet text:level="2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0z0" text:bullet-char="">
        <style:list-level-properties/>
        <style:text-properties style:font-name="Wingdings"/>
      </text:list-level-style-bullet>
      <text:list-level-style-bullet text:level="4" text:style-name="WW8Num10z3" text:bullet-char="">
        <style:list-level-properties/>
        <style:text-properties style:font-name="Symbol"/>
      </text:list-level-style-bullet>
      <text:list-level-style-bullet text:level="5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0z0" text:bullet-char="">
        <style:list-level-properties/>
        <style:text-properties style:font-name="Wingdings"/>
      </text:list-level-style-bullet>
      <text:list-level-style-bullet text:level="7" text:style-name="WW8Num10z3" text:bullet-char="">
        <style:list-level-properties/>
        <style:text-properties style:font-name="Symbol"/>
      </text:list-level-style-bullet>
      <text:list-level-style-bullet text:level="8" text:style-name="WW8Num10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0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text:bullet-char="">
        <style:list-level-properties/>
        <style:text-properties style:font-name="Wingdings"/>
      </text:list-level-style-bullet>
      <text:list-level-style-bullet text:level="2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/>
        <style:text-properties style:font-name="Wingdings"/>
      </text:list-level-style-bullet>
      <text:list-level-style-bullet text:level="4" text:style-name="WW8Num25z3" text:bullet-char="">
        <style:list-level-properties/>
        <style:text-properties style:font-name="Symbol"/>
      </text:list-level-style-bullet>
      <text:list-level-style-bullet text:level="5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/>
        <style:text-properties style:font-name="Wingdings"/>
      </text:list-level-style-bullet>
      <text:list-level-style-bullet text:level="7" text:style-name="WW8Num25z3" text:bullet-char="">
        <style:list-level-properties/>
        <style:text-properties style:font-name="Symbol"/>
      </text:list-level-style-bullet>
      <text:list-level-style-bullet text:level="8" text:style-name="WW8Num25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text:bullet-char="">
        <style:list-level-properties/>
        <style:text-properties style:font-name="Wingdings"/>
      </text:list-level-style-bullet>
      <text:list-level-style-bullet text:level="2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/>
        <style:text-properties style:font-name="Wingdings"/>
      </text:list-level-style-bullet>
      <text:list-level-style-bullet text:level="4" text:style-name="WW8Num21z3" text:bullet-char="">
        <style:list-level-properties/>
        <style:text-properties style:font-name="Symbol"/>
      </text:list-level-style-bullet>
      <text:list-level-style-bullet text:level="5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/>
        <style:text-properties style:font-name="Wingdings"/>
      </text:list-level-style-bullet>
      <text:list-level-style-bullet text:level="7" text:style-name="WW8Num21z3" text:bullet-char="">
        <style:list-level-properties/>
        <style:text-properties style:font-name="Symbol"/>
      </text:list-level-style-bullet>
      <text:list-level-style-bullet text:level="8" text:style-name="WW8Num21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text:bullet-char="-">
        <style:list-level-properties/>
        <style:text-properties style:font-name="Calibri"/>
      </text:list-level-style-bullet>
      <text:list-level-style-bullet text:level="2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/>
        <style:text-properties style:font-name="Wingdings"/>
      </text:list-level-style-bullet>
      <text:list-level-style-bullet text:level="4" text:style-name="WW8Num27z3" text:bullet-char="">
        <style:list-level-properties/>
        <style:text-properties style:font-name="Symbol"/>
      </text:list-level-style-bullet>
      <text:list-level-style-bullet text:level="5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/>
        <style:text-properties style:font-name="Wingdings"/>
      </text:list-level-style-bullet>
      <text:list-level-style-bullet text:level="7" text:style-name="WW8Num27z3" text:bullet-char="">
        <style:list-level-properties/>
        <style:text-properties style:font-name="Symbol"/>
      </text:list-level-style-bullet>
      <text:list-level-style-bullet text:level="8" text:style-name="WW8Num27z1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">
        <style:list-level-properties/>
        <style:text-properties fo:font-family="'Wingdings 2'" style:font-charset="x-symbol"/>
      </text:list-level-style-bullet>
      <text:list-level-style-bullet text:level="2" text:style-name="WW8Num3z1" text:bullet-char="◦">
        <style:list-level-properties/>
        <style:text-properties fo:font-family="OpenSymbol, 'Arial Unicode MS'"/>
      </text:list-level-style-bullet>
      <text:list-level-style-bullet text:level="3" text:style-name="WW8Num3z1" text:bullet-char="▪">
        <style:list-level-properties/>
        <style:text-properties fo:font-family="OpenSymbol, 'Arial Unicode MS'"/>
      </text:list-level-style-bullet>
      <text:list-level-style-bullet text:level="4" text:style-name="WW8Num3z0" text:bullet-char="">
        <style:list-level-properties/>
        <style:text-properties fo:font-family="'Wingdings 2'" style:font-charset="x-symbol"/>
      </text:list-level-style-bullet>
      <text:list-level-style-bullet text:level="5" text:style-name="WW8Num3z1" text:bullet-char="◦">
        <style:list-level-properties/>
        <style:text-properties fo:font-family="OpenSymbol, 'Arial Unicode MS'"/>
      </text:list-level-style-bullet>
      <text:list-level-style-bullet text:level="6" text:style-name="WW8Num3z1" text:bullet-char="▪">
        <style:list-level-properties/>
        <style:text-properties fo:font-family="OpenSymbol, 'Arial Unicode MS'"/>
      </text:list-level-style-bullet>
      <text:list-level-style-bullet text:level="7" text:style-name="WW8Num3z0" text:bullet-char="">
        <style:list-level-properties/>
        <style:text-properties fo:font-family="'Wingdings 2'" style:font-charset="x-symbol"/>
      </text:list-level-style-bullet>
      <text:list-level-style-bullet text:level="8" text:style-name="WW8Num3z1" text:bullet-char="◦">
        <style:list-level-properties/>
        <style:text-properties fo:font-family="OpenSymbol, 'Arial Unicode MS'"/>
      </text:list-level-style-bullet>
      <text:list-level-style-bullet text:level="9" text:style-name="WW8Num3z1" text:bullet-char="▪">
        <style:list-level-properties/>
        <style:text-properties fo:font-family="OpenSymbol, 'Arial Unicode MS'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creation-date>2008-03-11T13:18:00</meta:creation-date>
    <dc:date>2013-09-03T19:46:59.03</dc:date>
    <meta:print-date>2010-06-22T10:46:42.70</meta:print-date>
    <dc:language>en-US</dc:language>
    <meta:editing-cycles>80</meta:editing-cycles>
    <meta:editing-duration>PT14H46M19S</meta:editing-duration>
    <meta:printed-by>Corinne POURRERE</meta:printed-by>
    <meta:document-statistic meta:table-count="0" meta:image-count="0" meta:object-count="0" meta:page-count="1" meta:paragraph-count="16" meta:word-count="57" meta:character-count="302" meta:non-whitespace-character-count="261"/>
    <meta:user-defined meta:name="Info 1"/>
    <meta:user-defined meta:name="Info 2"/>
    <meta:user-defined meta:name="Info 3"/>
    <meta:user-defined meta:name="Info 4"/>
  </office:meta>
</office:document-meta>
</file>